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54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55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2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100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3" draw:layer="layout" svg:x1="42.875cm" svg:y1="28.75cm" svg:x2="42.875cm" svg:y2="25.5cm" draw:start-shape="id2" draw:start-glue-point="4" draw:end-shape="id3" draw:end-glue-point="8" svg:d="M42875 28750v-3250" svg:viewBox="0 0 1 3251">
          <text:p text:style-name="P2">[^A-Za-z_0-9]</text:p>
        </draw:connector>
        <draw:connector draw:style-name="gr5" draw:text-style-name="P3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2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2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cm" svg:y1="43.125cm" svg:x2="20.372cm" svg:y2="47.622cm" draw:start-shape="id5" draw:end-shape="id6" draw:end-glue-point="5" svg:d="M19000 43125l1372 4497" svg:viewBox="0 0 1373 4498">
          <text:p text:style-name="P2">.</text:p>
        </draw:connector>
        <draw:connector draw:style-name="gr8" draw:text-style-name="P3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2">[0-9]</text:p>
        </draw:connector>
        <draw:custom-shape draw:style-name="gr3" draw:text-style-name="P1" xml:id="id7" draw:id="id7" draw:layer="layout" svg:width="4.25cm" svg:height="4.25cm" svg:x="25cm" svg:y="52.5cm">
          <text:p text:style-name="P1">101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3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2">[^0-9]</text:p>
        </draw:connector>
        <draw:custom-shape draw:style-name="gr10" draw:text-style-name="P1" xml:id="id9" draw:id="id9" draw:layer="layout" svg:width="3cm" svg:height="3cm" svg:x="32.25cm" svg:y="41.75cm">
          <text:p text:style-name="P1">102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4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103 -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2">-</text:p>
        </draw:connector>
        <draw:connector draw:style-name="gr12" draw:text-style-name="P3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2">+</text:p>
        </draw:connector>
        <draw:connector draw:style-name="gr13" draw:text-style-name="P3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2">[0-9]</text:p>
        </draw:connector>
        <draw:connector draw:style-name="gr14" draw:text-style-name="P3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2">=</text:p>
        </draw:connector>
        <draw:connector draw:style-name="gr15" draw:text-style-name="P3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2">[^0-9=\+]</text:p>
        </draw:connector>
        <draw:connector draw:style-name="gr16" draw:text-style-name="P3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2">+</text:p>
        </draw:connector>
        <draw:connector draw:style-name="gr17" draw:text-style-name="P3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/>
        </draw:connector>
        <draw:custom-shape draw:style-name="gr18" draw:text-style-name="P1" xml:id="id12" draw:id="id12" draw:layer="layout" svg:width="2.75cm" svg:height="2.75cm" svg:x="20.75cm" svg:y="31.5cm">
          <text:p text:style-name="P1">106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07 - decremen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08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3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2">=</text:p>
        </draw:connector>
        <draw:connector draw:style-name="gr20" draw:text-style-name="P3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2">-</text:p>
        </draw:connector>
        <draw:connector draw:style-name="gr21" draw:text-style-name="P3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2">[^0-9=-]</text:p>
        </draw:connector>
        <draw:frame draw:style-name="gr22" draw:text-style-name="P4" draw:layer="layout" svg:width="2.75cm" svg:height="1cm" svg:x="14.75cm" svg:y="32.5cm">
          <draw:text-box>
            <text:p>[0-9]</text:p>
          </draw:text-box>
        </draw:frame>
        <draw:connector draw:style-name="gr23" draw:text-style-name="P3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2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05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3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2">[^.]</text:p>
        </draw:connector>
        <draw:frame draw:style-name="gr26" draw:text-style-name="P4" draw:layer="layout" svg:width="6cm" svg:height="13.049cm" svg:x="35.75cm" svg:y="10.25cm">
          <draw:text-box>
            <text:p>Direct accept states:</text:p>
            <text:p>121 - ( - openbr</text:p>
            <text:p>122 - ) - closebr</text:p>
            <text:p>123 - { - opencbr</text:p>
            <text:p>124 - } - closecbr</text:p>
            <text:p>125 - ] - closesbr</text:p>
            <text:p>126 - [ - opensbr</text:p>
            <text:p>127 - = - assign</text:p>
            <text:p>128 - . selector</text:p>
            <text:p>129 - % - modulus</text:p>
            <text:p>130 - ; - semicolon</text:p>
            <text:p>131 - : - colon</text:p>
            <text:p>133 - , - comma</text:p>
            <text:p>200 - - space</text:p>
            <text:p>201 - \n – newline</text:p>
            <text:p>202 – \t – tab</text:p>
            <text:p/>
          </draw:text-box>
        </draw:frame>
        <draw:custom-shape draw:style-name="gr27" draw:text-style-name="P1" xml:id="id16" draw:id="id16" draw:layer="layout" svg:width="2.5cm" svg:height="2.5cm" svg:x="13.25cm" svg:y="23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5.5cm" svg:y="22.5cm">
          <text:p text:style-name="P1">109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3" draw:layer="layout" draw:type="curve" svg:x1="24.728cm" svg:y1="30.625cm" svg:x2="15.384cm" svg:y2="25.134cm" draw:start-shape="id1" draw:start-glue-point="6" draw:end-shape="id16" draw:end-glue-point="9" svg:d="M24728 30625c-6732 0-2060-5491-9344-5491" svg:viewBox="0 0 9345 5492">
          <text:p text:style-name="P2">&gt;</text:p>
        </draw:connector>
        <draw:custom-shape draw:style-name="gr18" draw:text-style-name="P1" xml:id="id17" draw:id="id17" draw:layer="layout" svg:width="2.75cm" svg:height="2.75cm" svg:x="10.75cm" svg:y="19cm">
          <text:p text:style-name="P1">110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14.5cm" svg:y1="23cm" svg:x2="12.125cm" svg:y2="21.75cm" draw:start-shape="id16" draw:start-glue-point="4" draw:end-shape="id17" draw:end-glue-point="8" svg:d="M14500 23000c0-936-2375-311-2375-1250" svg:viewBox="0 0 2376 1251">
          <text:p text:style-name="P2">=</text:p>
        </draw:connector>
        <draw:connector draw:style-name="gr30" draw:text-style-name="P3" draw:layer="layout" draw:type="curve" svg:x1="13.25cm" svg:y1="24.25cm" svg:x2="8.25cm" svg:y2="23.875cm" draw:start-shape="id16" draw:start-glue-point="6" draw:end-shape="id18" draw:end-glue-point="10" svg:d="M13250 24250c-3748 0-1249-375-5000-375" svg:viewBox="0 0 5001 376">
          <text:p text:style-name="P2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111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112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2">=</text:p>
        </draw:connector>
        <draw:connector draw:style-name="gr30" draw:text-style-name="P3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2">[()A-Za-z0-9_]</text:p>
        </draw:connector>
        <draw:connector draw:style-name="gr31" draw:text-style-name="P3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2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2">/</text:p>
        </draw:connector>
        <draw:connector draw:style-name="gr34" draw:text-style-name="P3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2">*</text:p>
        </draw:connector>
        <draw:custom-shape draw:style-name="gr35" draw:text-style-name="P1" xml:id="id24" draw:id="id24" draw:layer="layout" svg:width="2.5cm" svg:height="2.5cm" svg:x="23.75cm" svg:y="12cm">
          <text:p text:style-name="P1">113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114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115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3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2">[()0-9A-Za-z_]</text:p>
        </draw:connector>
        <draw:connector draw:style-name="gr37" draw:text-style-name="P3" draw:layer="layout" draw:type="curve" svg:x1="28cm" svg:y1="22.25cm" svg:x2="28.75cm" svg:y2="17.25cm" draw:start-shape="id23" draw:start-glue-point="4" draw:end-shape="id25" draw:end-glue-point="8" svg:d="M28000 22250c0-3831 750-1331 750-5000" svg:viewBox="0 0 751 5001">
          <text:p text:style-name="P2">=</text:p>
        </draw:connector>
        <draw:connector draw:style-name="gr38" draw:text-style-name="P3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2">*</text:p>
        </draw:connector>
        <draw:custom-shape draw:style-name="gr35" draw:text-style-name="P1" xml:id="id27" draw:id="id27" draw:layer="layout" svg:width="2.5cm" svg:height="2.5cm" svg:x="32cm" svg:y="20.75cm">
          <text:p text:style-name="P1">116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117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118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3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2">[()0-9A-Za-z_]</text:p>
        </draw:connector>
        <draw:connector draw:style-name="gr40" draw:text-style-name="P3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2">=</text:p>
        </draw:connector>
        <draw:connector draw:style-name="gr41" draw:text-style-name="P3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2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2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12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3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2">[[:any:]]</text:p>
        </draw:connector>
        <draw:connector draw:style-name="gr45" draw:text-style-name="P3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2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2">“</text:p>
        </draw:connector>
        <draw:connector draw:style-name="gr47" draw:text-style-name="P3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2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2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119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5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3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2">[[:any:]]</text:p>
        </draw:connector>
        <draw:custom-shape draw:style-name="gr32" draw:text-style-name="P1" xml:id="id36" draw:id="id36" draw:layer="layout" svg:width="3cm" svg:height="3cm" svg:x="12.25cm" svg:y="27.25cm">
          <text:p text:style-name="P1">43 - 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24.728cm" svg:y1="30.625cm" svg:x2="15.25cm" svg:y2="28.75cm" draw:start-shape="id1" draw:start-glue-point="6" draw:end-shape="id36" draw:end-glue-point="10" svg:d="M24728 30625c-7107 0-2368-1875-9478-1875" svg:viewBox="0 0 9479 1876">
          <text:p text:style-name="P2">#</text:p>
        </draw:connector>
        <draw:custom-shape draw:style-name="gr53" draw:text-style-name="P1" xml:id="id37" draw:id="id37" draw:layer="layout" svg:width="3.5cm" svg:height="3.5cm" svg:x="4cm" svg:y="30cm">
          <text:p text:style-name="P1">* 132 – dir 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4" draw:text-style-name="P3" draw:layer="layout" draw:type="curve" svg:x1="14.811cm" svg:y1="29.811cm" svg:x2="13.75cm" svg:y2="30.25cm" draw:start-shape="id36" draw:start-glue-point="9" draw:end-shape="id36" draw:end-glue-point="8" svg:d="M14811 29811c0 1411-1061 1192-1061 439" svg:viewBox="0 0 1062 1034">
          <text:p text:style-name="P2">[A-Za-z]</text:p>
        </draw:connector>
        <draw:connector draw:style-name="gr55" draw:text-style-name="P3" draw:layer="layout" draw:type="curve" svg:x1="12.25cm" svg:y1="28.75cm" svg:x2="6.988cm" svg:y2="30.512cm" draw:start-shape="id36" draw:start-glue-point="6" draw:end-shape="id37" draw:end-glue-point="11" svg:d="M12250 28750c-3561 0-930 1762-5262 1762" svg:viewBox="0 0 5263 1763">
          <text:p text:style-name="P2">[^A-z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11T23:53:11.902919776</dc:date>
    <meta:editing-duration>PT57M39S</meta:editing-duration>
    <meta:editing-cycles>12</meta:editing-cycles>
    <meta:generator>LibreOffice/7.2.1.2$Linux_X86_64 LibreOffice_project/20$Build-2</meta:generator>
    <meta:document-statistic meta:object-count="83"/>
  </office:meta>
</office:document-meta>
</file>